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electionList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electionList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electionListBuilder.build( Element selectionListElement , Datatype dat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